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e528" officeooo:paragraph-rsid="001ec785"/>
    </style:style>
    <style:style style:name="P2" style:family="paragraph" style:parent-style-name="Text_20_body">
      <style:text-properties officeooo:rsid="001cc4b3" officeooo:paragraph-rsid="001ec785"/>
    </style:style>
    <style:style style:name="P3" style:family="paragraph" style:parent-style-name="Text_20_body">
      <style:text-properties officeooo:rsid="001fd385" officeooo:paragraph-rsid="001fd385"/>
    </style:style>
    <style:style style:name="P4" style:family="paragraph" style:parent-style-name="Standard">
      <style:text-properties officeooo:rsid="001cc4b3" officeooo:paragraph-rsid="001cc4b3"/>
    </style:style>
    <style:style style:name="P5" style:family="paragraph" style:parent-style-name="Heading_20_2">
      <style:text-properties officeooo:paragraph-rsid="001ec785"/>
    </style:style>
    <style:style style:name="T1" style:family="text">
      <style:text-properties officeooo:rsid="001cc4b3"/>
    </style:style>
    <style:style style:name="T2" style:family="text">
      <style:text-properties officeooo:rsid="001de528"/>
    </style:style>
    <style:style style:name="T3" style:family="text">
      <style:text-properties officeooo:rsid="001ec785"/>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anuel d’utilisation</text:p>
      <text:p text:style-name="Heading">Timakan</text:p>
      <text:p text:style-name="P4"/>
      <text:h text:style-name="Heading_20_1" text:outline-level="1"><text:span text:style-name="T2">C</text:span>onfiguration</text:h>
      <text:h text:style-name="Heading_20_2" text:outline-level="2">Emplacement de Leveloader.sqlite</text:h>
      <text:p text:style-name="P4">L’emplacement de la base de données Leveloader.sqlite remplie par le logiciel LS <text:span text:style-name="T4">doit</text:span> être spécifié dans le fichier defaultProperties, <text:span text:style-name="T3">situé dans le même dossier où se trouve l’exécutable de Timakan</text:span>. Entrer le chemin d’accès sans l’entourer de guillemets, en utilisant le caractère ‘/’ comme séparateur.</text:p>
      <text:h text:style-name="Heading_20_2" text:outline-level="2">Liste de stations</text:h>
      <text:p text:style-name="P1">La liste des stations <text:span text:style-name="T4">doit</text:span> être fournie dans le fichier stations.csv situé <text:span text:style-name="T1">dans le même dossier où se trouve l’exécutable de Timakan. </text:span>Utilisez une ligne par station; entrez le numéro de série, une virgule, puis le nom de la station entre double guillemets ‘"’. Le nom de station peut contenir des espaces et des caractères spéciaux (dont des accents).</text:p>
      <text:h text:style-name="P5" text:outline-level="2">Emplacement de Timakan.sqlite <text:span text:style-name="T3">(usage interne)</text:span></text:h>
      <text:p text:style-name="P2">L’emplacement désiré de la base de données traitées par Timakan (c’est-à-dire les valeurs de niveau d’eau corrigées selon la pression) <text:span text:style-name="T4">peut </text:span>être personnalisé dans le fichier de configuration defaultProperties. L’emplacement par défaut est dans le même dossier où se trouve l’exécutable de Timakan.</text:p>
      <text:h text:style-name="Heading_20_1" text:outline-level="1">Aperçu du fonctionnement général</text:h>
      <text:p text:style-name="P3">Timakan prend les données présentes dans Leveloader.sqlite, effectue une opération mathématique avec les données de pression et de température, puis enregistre le résultat dans une nouvelle base de données, Timakan.sqlite, qui est utilisée comme source par le site web.</text:p>
      <text:p text:style-name="P3">Le programme Timakan s’exécute toutes les heures à l’aide d’une procédure planifiée du système d’exploitation Windows. Lorsqu’il s’exécute, le programme parcourt les données de Leveloader.sqlite et, dans le cas où de nouvelles données sont présentes, il les ajoute au bas de sa base de données. Donc, dans le cas où des données devraient être supprimées, il faudrait les retirer de Leveloader.sqlite, puis les retirer de Timakan.sqlite. L’effet de tripatouiller Leveloader.sqlite sur le fonctionnement des autres logiciels de Solinst n’a pas été évalué dans le cadre du présent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1:53:18.884000000</meta:creation-date>
    <dc:date>2018-08-21T13:26:29.639000000</dc:date>
    <meta:editing-duration>PT1H33M11S</meta:editing-duration>
    <meta:editing-cycles>5</meta:editing-cycles>
    <meta:generator>LibreOffice/6.0.1.1$Windows_X86_64 LibreOffice_project/60bfb1526849283ce2491346ed2aa51c465abfe6</meta:generator>
    <meta:document-statistic meta:table-count="0" meta:image-count="0" meta:object-count="0" meta:page-count="1" meta:paragraph-count="12" meta:word-count="293" meta:character-count="1971" meta:non-whitespace-character-count="1690"/>
  </office:meta>
</office:document-meta>
</file>